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0e1dd" officeooo:paragraph-rsid="0010e1dd"/>
    </style:style>
    <style:style style:name="P2" style:family="paragraph" style:parent-style-name="Standard">
      <style:paragraph-properties fo:text-align="center" style:justify-single-word="false"/>
      <style:text-properties officeooo:rsid="0010e1dd" officeooo:paragraph-rsid="0010e1dd"/>
    </style:style>
    <style:style style:name="P3" style:family="paragraph" style:parent-style-name="Standard" style:list-style-name="L1">
      <style:text-properties officeooo:rsid="0010e1dd" officeooo:paragraph-rsid="0010e1dd"/>
    </style:style>
    <style:style style:name="P4" style:family="paragraph" style:parent-style-name="Standard" style:list-style-name="L1">
      <style:text-properties officeooo:rsid="0010e1dd" officeooo:paragraph-rsid="0018c068"/>
    </style:style>
    <style:style style:name="P5" style:family="paragraph" style:parent-style-name="Standard" style:list-style-name="L1">
      <style:text-properties officeooo:rsid="0010e1dd" officeooo:paragraph-rsid="00198ae1"/>
    </style:style>
    <style:style style:name="P6" style:family="paragraph" style:parent-style-name="Standard" style:list-style-name="L1">
      <style:text-properties officeooo:rsid="0013da3f" officeooo:paragraph-rsid="0013da3f"/>
    </style:style>
    <style:style style:name="P7" style:family="paragraph" style:parent-style-name="Standard" style:list-style-name="L1">
      <style:text-properties officeooo:rsid="001c74e7" officeooo:paragraph-rsid="001c74e7"/>
    </style:style>
    <style:style style:name="T1" style:family="text">
      <style:text-properties officeooo:rsid="0012cf1b"/>
    </style:style>
    <style:style style:name="T2" style:family="text">
      <style:text-properties officeooo:rsid="0018c068"/>
    </style:style>
    <style:style style:name="T3" style:family="text">
      <style:text-properties officeooo:rsid="00198ae1"/>
    </style:style>
    <style:style style:name="T4" style:family="text">
      <style:text-properties officeooo:rsid="001b0e4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4STORK Modifications</text:p>
      <text:p text:style-name="P1"/>
      <text:list xml:id="list6695681460519443767" text:style-name="L1">
        <text:list-item>
          <text:p text:style-name="P3">Added SCWR geometry</text:p>
        </text:list-item>
        <text:list-item>
          <text:p text:style-name="P3">Added Z&gt;92 data</text:p>
          <text:list>
            <text:list-item>
              <text:p text:style-name="P3">just unzipped the library into the appropriate directories of G4NDL4.4</text:p>
            </text:list-item>
            <text:list-item>
              <text:p text:style-name="P3">added environment variable export AllowForHeavyElements=1</text:p>
            </text:list-item>
          </text:list>
        </text:list-item>
        <text:list-item>
          <text:p text:style-name="P3">Updated code to work with geant4.10.00p02</text:p>
          <text:list>
            <text:list-item>
              <text:p text:style-name="P3">see other document for details</text:p>
            </text:list-item>
          </text:list>
        </text:list-item>
        <text:list-item>
          <text:p text:style-name="P3">Added ability to define the dimensions of the shape of the uniform source</text:p>
          <text:list>
            <text:list-item>
              <text:p text:style-name="P3">use the keyWord=="UNIFORM_DIST_WITH_DIM"</text:p>
            </text:list-item>
            <text:list-item>
              <text:p text:style-name="P4">then give the following info in the listed order uniformDis, uniDisShape, uniformDisWithDim, uniDisDim[0], uniDisDim[1], uniDisDim[2], uniDisDim[3], uniDisDim[<text:span text:style-name="T2">4</text:span>], uniDisDim[<text:span text:style-name="T2">5</text:span>]</text:p>
              <text:list>
                <text:list-item>
                  <text:p text:style-name="P3">uniformDis and <text:s/>uniformDisWithDim are two bools that should be set to 1</text:p>
                </text:list-item>
                <text:list-item>
                  <text:p text:style-name="P3">uniDisShape is a string that defines the shape: "Cell" <text:span text:style-name="T2">(the shape of the moderator),</text:span> "G4Orb", "G4Tubs", "G4Box",</text:p>
                </text:list-item>
                <text:list-item>
                  <text:p text:style-name="P3">uniDisDim[] are the four dimensions that define the shape</text:p>
                  <text:list>
                    <text:list-item>
                      <text:p text:style-name="P3">"Cell" <text:span text:style-name="T2">see the relevant input order from the shapes below</text:span></text:p>
                    </text:list-item>
                    <text:list-item>
                      <text:p text:style-name="P5">"G4Orb" uniDisDim[] = inner radius, outer radius, <text:span text:style-name="T2">start</text:span>Phi, <text:span text:style-name="T2">endPhi</text:span> (<text:span text:style-name="T2">Phi is the angle between the projection of the vector on the </text:span>xy plane <text:span text:style-name="T1">and x</text:span>), <text:span text:style-name="T2">start</text:span>Theta, <text:span text:style-name="T2">end</text:span>Theta (Theta <text:span text:style-name="T3">is the angle between the vector and z</text:span>)</text:p>
                    </text:list-item>
                    <text:list-item>
                      <text:p text:style-name="P5">"G4Tubs" uniDisDim[] = inner radius, outer radius, <text:span text:style-name="T3">d</text:span>Phi (<text:span text:style-name="T2">Phi is the angle between the projection of the vector on the </text:span>xy plane <text:span text:style-name="T1">and x</text:span>), <text:span text:style-name="T1">length, PhiRotate, ThetaRotate</text:span></text:p>
                    </text:list-item>
                    <text:list-item>
                      <text:p text:style-name="P5">"G4Box" uniDisDim[] = <text:span text:style-name="T1">x length, y length and z length, PhiRotate, ThetaRotate</text:span></text:p>
                    </text:list-item>
                  </text:list>
                </text:list-item>
              </text:list>
            </text:list-item>
            <text:list-item>
              <text:p text:style-name="P6">all units in cm and <text:span text:style-name="T4">radians/pi</text:span></text:p>
            </text:list-item>
          </text:list>
        </text:list-item>
        <text:list-item>
          <text:p text:style-name="P7">helped fix the delayed neutron generator so that it doesn't seg fault any more by adding a stork class</text:p>
        </text:list-item>
        <text:list-item>
          <text:p text:style-name="P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sley Ford</meta:initial-creator>
    <meta:creation-date>2014-07-02T13:29:48.671333163</meta:creation-date>
    <dc:date>2014-08-05T14:37:11.561804006</dc:date>
    <dc:creator>Wesley Ford</dc:creator>
    <meta:editing-duration>PT12M32S</meta:editing-duration>
    <meta:editing-cycles>7</meta:editing-cycles>
    <meta:generator>LibreOffice/4.2.5.2$Linux_X86_64 LibreOffice_project/420$Build-2</meta:generator>
    <meta:document-statistic meta:table-count="0" meta:image-count="0" meta:object-count="0" meta:page-count="1" meta:paragraph-count="20" meta:word-count="235" meta:character-count="1443" meta:non-whitespace-character-count="1245"/>
  </office:meta>
</office:document-meta>
</file>